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L ゴシック1" svg:font-family="'VL ゴシック'" style:font-pitch="variable"/>
    <style:font-face style:name="さざなみ明朝" svg:font-family="さざなみ明朝" style:font-family-generic="roman" style:font-pitch="variable"/>
    <style:font-face style:name="VL ゴシック" svg:font-family="'VL ゴシック'" style:font-family-generic="swiss" style:font-pitch="variable"/>
    <style:font-face style:name="VL ゴシック2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VL ゴシック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L ゴシック2" style:font-size-asian="10pt" style:language-asian="ja" style:country-asian="JP" style:font-style-asian="normal" style:font-weight-asian="normal" style:font-name-complex="VL ゴシック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ver</text:p>
          </table:table-cell>
          <table:table-cell office:value-type="string">
            <text:p>pkg</text:p>
          </table:table-cell>
          <table:table-cell office:value-type="string">
            <text:p>dd</text:p>
          </table:table-cell>
          <table:table-cell/>
          <table:table-cell>
            <draw:frame table:end-cell-address="Sheet1.L24" table:end-x="2.03cm" table:end-y="0.185cm" draw:z-index="0" draw:style-name="gr1" svg:width="17.837cm" svg:height="10.951cm" svg:x="0cm" svg:y="0.291cm">
              <draw:object draw:notify-on-update-of-ranges="Sheet1.A3:Sheet1.A13 Sheet1.B2:Sheet1.B2 Sheet1.B3:Sheet1.B13 Sheet1.C2:Sheet1.C2 Sheet1.C3:Sheet1.C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474">
            <text:p>474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848">
            <text:p>848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974">
            <text:p>974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2250">
            <text:p>2250</text:p>
          </table:table-cell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900">
            <text:p>3900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00">
            <text:p>8500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15400">
            <text:p>15400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00">
            <text:p>18000</text:p>
          </table:table-cell>
          <table:table-cell office:value-type="float" office:value="1030">
            <text:p>103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28000">
            <text:p>28000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000">
            <text:p>29000</text:p>
          </table:table-cell>
          <table:table-cell office:value-type="float" office:value="1000">
            <text:p>1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VL ゴシック1" svg:font-family="'VL ゴシック'" style:font-pitch="variable"/>
    <style:font-face style:name="さざなみ明朝" svg:font-family="さざなみ明朝" style:font-family-generic="roman" style:font-pitch="variable"/>
    <style:font-face style:name="VL ゴシック" svg:font-family="'VL ゴシック'" style:font-family-generic="swiss" style:font-pitch="variable"/>
    <style:font-face style:name="VL ゴシック2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VL ゴシック" fo:language="en" fo:country="US" style:font-name-asian="VL ゴシック2" style:language-asian="ja" style:country-asian="JP" style:font-name-complex="VL ゴシック2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2011/02/18</text:date>, <text:time>12:57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8T11:40:29</meta:creation-date>
    <dc:date>2011-02-18T12:57:54</dc:date>
    <meta:editing-duration>PT00H16M55S</meta:editing-duration>
    <meta:editing-cycles>2</meta:editing-cycles>
    <meta:generator>OpenOffice.org/3.2$Unix OpenOffice.org_project/320m19$Build-9505</meta:generator>
    <meta:document-statistic meta:table-count="3" meta:cell-count="3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graphic-properties draw:fill="solid" draw:fill-color="#ffd32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graphic-properties draw:fill="solid" draw:fill-color="#ff420e"/>
      <style:text-properties fo:font-size="9pt" style:font-size-asian="9pt" style:font-size-complex="9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8cm" svg:height="10.952cm" xlink:href=".." chart:class="chart:bar" chart:style-name="ch1">
        <chart:plot-area chart:style-name="ch2" table:cell-range-address="Sheet1.A2:Sheet1.C13" chart:data-source-has-labels="both" svg:x="0.511cm" svg:y="0.219cm" svg:width="16.816cm" svg:height="10.496cm">
          <chart:axis chart:dimension="x" chart:name="primary-x" chart:style-name="ch3">
            <chart:title svg:x="7.49cm" svg:y="10.336cm" chart:style-name="ch4">
              <text:p>リリースバージョン</text:p>
            </chart:title>
            <chart:categories table:cell-range-address="Sheet1.A3:Sheet1.A13"/>
            <chart:grid chart:style-name="ch5" chart:class="major"/>
            <chart:grid chart:style-name="ch5" chart:class="minor"/>
          </chart:axis>
          <chart:axis chart:dimension="y" chart:name="primary-y" chart:style-name="ch6">
            <chart:title svg:x="0.357cm" svg:y="5.802cm" chart:style-name="ch7">
              <text:p>開発者数</text:p>
            </chart:title>
          </chart:axis>
          <chart:axis chart:dimension="y" chart:name="secondary-y" chart:style-name="ch8">
            <chart:title svg:x="17.085cm" svg:y="6.12cm" chart:style-name="ch9">
              <text:p>パッケージ数</text:p>
            </chart:title>
          </chart:axis>
          <chart:series chart:attached-axis="secondary-y" chart:style-name="ch10" chart:values-cell-range-address="Sheet1.B3:Sheet1.B13" chart:label-cell-address="Sheet1.B2:Sheet1.B2" chart:class="chart:bar">
            <chart:data-point chart:repeated="11"/>
          </chart:series>
          <chart:series chart:attached-axis="primary-y" chart:style-name="ch11" chart:values-cell-range-address="Sheet1.C3:Sheet1.C13" chart:label-cell-address="Sheet1.C2:Sheet1.C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:Sheet1.B2">pkg</text:p>
              </table:table-cell>
              <table:table-cell office:value-type="string">
                <text:p text:id="Sheet1.C2:Sheet1.C2">dd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13">1.1</text:p>
              </table:table-cell>
              <table:table-cell office:value-type="float" office:value="474">
                <text:p text:id="Sheet1.B3:Sheet1.B13">474</text:p>
              </table:table-cell>
              <table:table-cell office:value-type="float" office:value="60">
                <text:p text:id="Sheet1.C3:Sheet1.C13">60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848">
                <text:p>8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974">
                <text:p>9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2250">
                <text:p>22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900">
                <text:p>39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00">
                <text:p>85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15400">
                <text:p>154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0">
                <text:p>180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0">
                <text:p>28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00">
                <text:p>29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